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officeooo:rsid="001a824a" officeooo:paragraph-rsid="00137020"/>
    </style:style>
    <style:style style:name="P2" style:family="paragraph" style:parent-style-name="Standard">
      <style:paragraph-properties fo:line-height="150%"/>
      <style:text-properties style:font-name="Ubuntu" fo:font-size="14pt" officeooo:rsid="00131aa2" officeooo:paragraph-rsid="00137020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06530" officeooo:paragraph-rsid="00106530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477ca" officeooo:paragraph-rsid="001477ca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477ca" officeooo:paragraph-rsid="0017428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7428d" officeooo:paragraph-rsid="0017428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20764" officeooo:paragraph-rsid="0017428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8fe0d" officeooo:paragraph-rsid="0018fe0d" style:font-size-asian="14pt" style:font-size-complex="14pt"/>
    </style:style>
    <style:style style:name="P9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0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1" style:family="paragraph" style:parent-style-name="Standard">
      <style:paragraph-properties fo:line-height="150%"/>
      <style:text-properties style:font-name="Ubuntu" fo:font-size="14pt" officeooo:rsid="0013a28c" officeooo:paragraph-rsid="0013a28c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8fe0d" officeooo:paragraph-rsid="001c9c3e" style:font-size-asian="14pt" style:font-size-complex="14pt"/>
    </style:style>
    <style:style style:name="T1" style:family="text">
      <style:text-properties officeooo:rsid="0013a28c"/>
    </style:style>
    <style:style style:name="T2" style:family="text">
      <style:text-properties officeooo:rsid="0016013e"/>
    </style:style>
    <style:style style:name="T3" style:family="text">
      <style:text-properties officeooo:rsid="0017428d"/>
    </style:style>
    <style:style style:name="T4" style:family="text">
      <style:text-properties officeooo:rsid="0018fe0d"/>
    </style:style>
    <style:style style:name="T5" style:family="text">
      <style:text-properties fo:font-size="14pt" officeooo:rsid="00137020" style:font-size-asian="14pt" style:font-size-complex="14pt"/>
    </style:style>
    <style:style style:name="T6" style:family="text">
      <style:text-properties fo:font-size="14pt" officeooo:rsid="0013a28c" style:font-size-asian="14pt" style:font-size-complex="1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37020" style:font-size-asian="18pt" style:font-size-complex="18pt"/>
    </style:style>
    <style:style style:name="T9" style:family="text">
      <style:text-properties officeooo:rsid="001becaa"/>
    </style:style>
    <style:style style:name="T10" style:family="text">
      <style:text-properties style:font-name="Ubuntu" officeooo:rsid="0010b499"/>
    </style:style>
    <style:style style:name="T11" style:family="text">
      <style:text-properties style:font-name="Ubuntu" officeooo:rsid="001c9c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8">J</text:span><text:span text:style-name="T7">avascript Funcional 01</text:span></text:h>
      <text:p text:style-name="P1"><text:span text:style-name="T5">O javascript funcional vai pegar o </text:span><text:span text:style-name="T6">paradigma</text:span><text:span text:style-name="T5"> de programação funcional e adicionar </text:span><text:span text:style-name="T6">os conceitos do javascript nele, por isso antes de qualquer coisa é necessario falar sobre programação funcional, já que ele é a base.</text:span></text:p>
      <text:p text:style-name="P2">_____________________________________________________________________</text:p>
      <text:h text:style-name="P10" text:outline-level="2">Programação Funcional</text:h>
      <text:p text:style-name="P3">É <text:span text:style-name="T1">um paradigma de programação que usa funções como principal forma de construir um codigo, a programação funcional tem o conceito de função pura e função impura.</text:span></text:p>
      <text:p text:style-name="P11">Para uma função ser considerada pura ela precisa atender a dois pré-requisitos, retornar sempre o mesmo valor se for o mesmo parametro e não ter nenhum efeito colateral.</text:p>
      <text:p text:style-name="P4">Para o primeiro pré-requisito acontecer a função não poderá depender de dados globais ou informações externas, caso dependa, o dado precisará ser passado como parametro pra função.</text:p>
      <text:p text:style-name="P5">Para o segundo pré-requisito acontecer é <text:span text:style-name="T2">necessario</text:span> que a função não altere nenhum <text:span text:style-name="T2">elemento original </text:span><text:span text:style-name="T9">global</text:span><text:span text:style-name="T2"> e sim que faça uma copia e altere ela, </text:span><text:span text:style-name="T3">já que o ato da função alterar o valor original do parametro é considerado um efeito colateral. Em geral a programação funcional desencoraja totalmente a mudança das coisas, sempre sendo preferivel criar copias caso queira alterar algo, deixando os elementos originais imutaveis.</text:span></text:p>
      <text:p text:style-name="P5">_____________________________________________________________________</text:p>
      <text:h text:style-name="P10" text:outline-level="2">Imutabilidade</text:h>
      <text:p text:style-name="P6">Imutabilidade signfica ‘não mudar’, esse conceito diz que quando for necessario alterar algo, crie uma copia e altere ela, <text:span text:style-name="T4">já que a combinação de funções puras e valores imutaveis vai permitir que o sistema faça otimizações de performance.</text:span></text:p>
      <text:p text:style-name="P7"><text:soft-page-break/>_____________________________________________________________________</text:p>
      <text:h text:style-name="P10" text:outline-level="2">Funções de Primeira Classe e Alta Ordem</text:h>
      <text:p text:style-name="P8">Quando uma linguagem de programação tem esses conceitos, signfica que as funções teram uma liberdade maior, podendo ser passadas como parametro para outras funções, atribuindo funções para variaveis e constantes e chamando funções através delas.</text:p>
      <text:p text:style-name="P8">_____________________________________________________________________</text:p>
      <text:p text:style-name="P12">Resumindo, a programação funcional permite criar codigos confiaveis e faceis de testar.</text:p>
      <text:p text:style-name="P12"><text:span text:style-name="T11">Nota: E</text:span><text:span text:style-name="T10">screver funções puras e remover efeitos-colaterais (side-effects) é a base da programação funcional</text:span>.</text:p>
      <text:p text:style-name="P12">_____________________________________________________________________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04:24:28.985702189</meta:creation-date>
    <dc:date>2022-10-10T09:33:38.385033463</dc:date>
    <meta:editing-duration>PT17M12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2" meta:paragraph-count="18" meta:word-count="301" meta:character-count="2271" meta:non-whitespace-character-count="1988"/>
  </office:meta>
</office:document-meta>
</file>